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Text_20_body" style:list-style-name="L1">
      <style:text-properties style:font-name="Arial" fo:font-size="10pt" style:font-size-asian="10pt" style:font-size-complex="10pt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Text_20_body" style:list-style-name="L1">
      <style:paragraph-properties fo:margin-left="-1.251cm" fo:margin-right="0cm" fo:text-indent="0cm" style:auto-text-indent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ext_20_body" style:list-style-name="L1">
      <style:paragraph-properties fo:margin-left="-0.053cm" fo:margin-right="0cm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style:text-position="super 58%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MV7A.EXE</text:p>
      <text:p text:style-name="P2">SOFTWARE TEST PROCEDURES</text:p>
      <text:p text:style-name="P2">VOL 6.2</text:p>
      <text:p text:style-name="P2">FAV DATA ENTRY FORM</text:p>
      <text:p text:style-name="P2"/>
      <text:p text:style-name="P4"><text:user-defined style:data-style-name="N0" text:name="Version">Ver 1.0.0</text:user-defined></text:p>
      <text:p text:style-name="P4"><text:modification-date style:data-style-name="N75">20 Jun 2013</text:modification-date></text:p>
      <text:p text:style-name="P3"/>
      <text:h text:style-name="P11" text:outline-level="1">INITIAL DISPLAY<text:line-break/></text:h>
      <text:list xml:id="list714918735838544200" text:style-name="L1">
        <text:list-item>
          <text:p text:style-name="P6">Launch the TMV7A application.<text:line-break/></text:p>
        </text:list-item>
        <text:list-item>
          <text:p text:style-name="P6">Ensure that a copy of the TMV file <text:span text:style-name="T1">Default.tmv</text:span> is loaded..<text:line-break/></text:p>
        </text:list-item>
        <text:list-item>
          <text:p text:style-name="P6">Right-click <text:span text:style-name="T1">Favourite button 1</text:span>.</text:p>
          <text:p text:style-name="P6"/>
          <text:p text:style-name="P6"><text:span text:style-name="T1">Data Entry Area</text:span><text:line-break/></text:p>
        </text:list-item>
        <text:list-item>
          <text:p text:style-name="P7">Ensure the <text:span text:style-name="T1">Favourite Button Data Entry Form</text:span> is displayed.<text:tab/><text:tab/><text:tab/><text:tab/><text:tab/>_____<text:line-break/></text:p>
        </text:list-item>
        <text:list-item>
          <text:p text:style-name="P7">Ensure the <text:span text:style-name="T1">Source</text:span> edit box <text:line-break/><text:line-break/><text:tab/>displays the text <text:span text:style-name="T1">FAV1</text:span>.<text:tab/><text:tab/><text:tab/><text:tab/><text:tab/><text:tab/><text:tab/><text:tab/><text:tab/>_____<text:line-break/><text:tab/>Is <text:span text:style-name="T1">disabled</text:span><text:tab/><text:tab/><text:tab/><text:tab/><text:tab/><text:tab/><text:tab/><text:tab/><text:tab/><text:tab/>_____<text:line-break/><text:tab/>Is <text:span text:style-name="T1">yellow</text:span><text:tab/><text:tab/><text:tab/><text:tab/><text:tab/><text:tab/><text:tab/><text:tab/><text:tab/><text:tab/>_____<text:line-break/></text:p>
        </text:list-item>
        <text:list-item>
          <text:p text:style-name="P7">Ensure the <text:span text:style-name="T1">RX Frequency</text:span> edit box is<text:line-break/><text:line-break/><text:tab/><text:span text:style-name="T1">Blank</text:span><text:tab/><text:tab/><text:tab/><text:tab/><text:tab/><text:tab/><text:tab/><text:tab/><text:tab/><text:tab/><text:tab/>_____<text:line-break/><text:tab/><text:span text:style-name="T1">Enabled</text:span><text:tab/><text:tab/><text:tab/><text:tab/><text:tab/><text:tab/><text:tab/><text:tab/><text:tab/><text:tab/>_____<text:line-break/><text:tab/><text:span text:style-name="T1">White</text:span><text:tab/><text:tab/><text:tab/><text:tab/><text:tab/><text:tab/><text:tab/><text:tab/><text:tab/><text:tab/><text:tab/>_____<text:line-break/></text:p>
        </text:list-item>
        <text:list-item>
          <text:p text:style-name="P7">Ensure the <text:span text:style-name="T1">TX Frequency</text:span> edit box is<text:line-break/><text:tab/><text:line-break/><text:tab/> <text:span text:style-name="T1">Blank</text:span><text:tab/><text:tab/><text:tab/><text:tab/><text:tab/><text:tab/><text:tab/><text:tab/><text:tab/><text:tab/><text:tab/>_____<text:line-break/><text:tab/> <text:span text:style-name="T1">Disabled</text:span><text:tab/><text:tab/><text:tab/><text:tab/><text:tab/><text:tab/><text:tab/><text:tab/><text:tab/><text:tab/>_____<text:line-break/> <text:tab/><text:span text:style-name="T1">Yellow</text:span><text:tab/><text:tab/><text:tab/><text:tab/><text:tab/><text:tab/><text:tab/><text:tab/><text:tab/><text:tab/><text:tab/>_____ <text:line-break/><text:tab/></text:p>
        </text:list-item>
        <text:list-item>
          <text:p text:style-name="P7">Ensure the <text:span text:style-name="T1">Scan button</text:span> is enabled.<text:tab/><text:tab/><text:tab/><text:tab/><text:tab/><text:tab/><text:tab/><text:tab/>_____<text:line-break/></text:p>
        </text:list-item>
        <text:list-item>
          <text:p text:style-name="P7">Ensure the <text:span text:style-name="T1">Channel Name</text:span> edit box is<text:line-break/><text:line-break/><text:tab/><text:span text:style-name="T1">Blank</text:span><text:tab/><text:tab/><text:tab/><text:tab/><text:tab/><text:tab/><text:tab/><text:tab/><text:tab/><text:tab/><text:tab/>_____<text:line-break/><text:tab/><text:span text:style-name="T1">Enabled</text:span><text:tab/><text:tab/><text:tab/><text:tab/><text:tab/><text:tab/><text:tab/><text:tab/><text:tab/><text:tab/>_____<text:line-break/><text:tab/><text:span text:style-name="T1">White</text:span><text:tab/><text:tab/><text:tab/><text:tab/><text:tab/><text:tab/><text:tab/><text:tab/><text:tab/><text:tab/><text:tab/>_____<text:line-break/></text:p>
        </text:list-item>
        <text:list-item>
          <text:p text:style-name="P7">Ensure the <text:span text:style-name="T1">Comments</text:span> edit box is<text:line-break/><text:line-break/><text:tab/><text:span text:style-name="T1">Blank</text:span><text:tab/><text:tab/><text:tab/><text:tab/><text:tab/><text:tab/><text:tab/><text:tab/><text:tab/><text:tab/><text:tab/>_____<text:line-break/><text:tab/><text:span text:style-name="T1">Enabled</text:span><text:tab/><text:tab/><text:tab/><text:tab/><text:tab/><text:tab/><text:tab/><text:tab/><text:tab/><text:tab/>_____<text:line-break/><text:tab/><text:span text:style-name="T1">White</text:span><text:tab/><text:tab/><text:tab/><text:tab/><text:tab/><text:tab/><text:tab/><text:tab/><text:tab/><text:tab/><text:tab/>_____<text:line-break/></text:p>
        </text:list-item>
        <text:list-item>
          <text:p text:style-name="P7">Ensure the cursor is in the centre of the <text:span text:style-name="T1">RX Frequency</text:span> edit box.<text:tab/><text:tab/><text:tab/><text:tab/>_____<text:line-break/></text:p>
          <text:p text:style-name="P8">Band Selection Panel<text:span text:style-name="T2"><text:line-break/></text:span></text:p>
        </text:list-item>
        <text:list-item>
          <text:p text:style-name="P7"><text:soft-page-break/>Ensure the <text:span text:style-name="T1">VHF radio button</text:span> is selected.<text:tab/><text:tab/><text:tab/><text:tab/><text:tab/><text:tab/><text:tab/>_____<text:line-break/></text:p>
          <text:p text:style-name="P8">Shift Panel<text:span text:style-name="T2"><text:line-break/></text:span></text:p>
        </text:list-item>
        <text:list-item>
          <text:p text:style-name="P7">Ensure the <text:span text:style-name="T1">Simplex radio button</text:span> is selected.<text:tab/><text:tab/><text:tab/><text:tab/><text:tab/><text:tab/><text:tab/>_____<text:line-break/></text:p>
        </text:list-item>
        <text:list-item>
          <text:p text:style-name="P7">Ensure the <text:span text:style-name="T1">Offset edit box</text:span> is <text:line-break/><text:line-break/><text:tab/><text:span text:style-name="T1">Blank</text:span><text:tab/><text:tab/><text:tab/><text:tab/><text:tab/><text:tab/><text:tab/><text:tab/><text:tab/><text:tab/><text:tab/>_____<text:line-break/><text:tab/><text:span text:style-name="T1">Disabled</text:span><text:tab/><text:tab/><text:tab/><text:tab/><text:tab/><text:tab/><text:tab/><text:tab/><text:tab/><text:tab/>_____<text:line-break/><text:tab/><text:span text:style-name="T1">Yellow</text:span><text:tab/><text:tab/><text:tab/><text:tab/><text:tab/><text:tab/><text:tab/><text:tab/><text:tab/><text:tab/><text:tab/>_____<text:tab/><text:line-break/></text:p>
          <text:p text:style-name="P7"><text:span text:style-name="T1">Tones Selection Panel</text:span><text:line-break/></text:p>
        </text:list-item>
        <text:list-item>
          <text:p text:style-name="P7">Ensure the <text:span text:style-name="T1">None radio button</text:span> is selected.<text:tab/><text:tab/><text:tab/><text:tab/><text:tab/><text:tab/><text:tab/>_____<text:line-break/></text:p>
        </text:list-item>
        <text:list-item>
          <text:p text:style-name="P7">Ensure the <text:span text:style-name="T1">Tone Frequency drop-down list</text:span> selection is blank.<text:tab/><text:tab/><text:tab/><text:tab/><text:tab/>_____<text:line-break/></text:p>
        </text:list-item>
        <text:list-item>
          <text:p text:style-name="P7">Ensure the <text:span text:style-name="T1">DTSS check box</text:span> is not checked.<text:tab/><text:tab/><text:tab/><text:tab/><text:tab/><text:tab/><text:tab/>_____<text:line-break/></text:p>
        </text:list-item>
        <text:list-item>
          <text:p text:style-name="P7">Ensue the <text:span text:style-name="T1">DTSS Code edit</text:span> box is <text:line-break/><text:line-break/> <text:tab/><text:span text:style-name="T1">Blank</text:span><text:tab/><text:tab/><text:tab/><text:tab/><text:tab/><text:tab/><text:tab/><text:tab/><text:tab/><text:tab/><text:tab/>_____<text:line-break/><text:tab/><text:span text:style-name="T1">Disabled</text:span><text:tab/><text:tab/><text:tab/><text:tab/><text:tab/><text:tab/><text:tab/><text:tab/><text:tab/><text:tab/>_____<text:line-break/> <text:tab/><text:span text:style-name="T1">Yellow</text:span><text:tab/><text:tab/><text:tab/><text:tab/><text:tab/><text:tab/><text:tab/><text:tab/><text:tab/><text:tab/><text:tab/>_____<text:line-break/><text:line-break/><text:line-break/><text:span text:style-name="T1">Command Buttons</text:span><text:line-break/></text:p>
        </text:list-item>
        <text:list-item>
          <text:p text:style-name="P7">Ensure the <text:span text:style-name="T1">Save button</text:span> is enabled.<text:tab/><text:tab/><text:tab/><text:tab/><text:tab/><text:tab/><text:tab/><text:tab/>_____<text:line-break/></text:p>
        </text:list-item>
        <text:list-item>
          <text:p text:style-name="P7">Ensure the <text:span text:style-name="T1">Clear button</text:span> Is enabled.<text:tab/><text:tab/><text:tab/><text:tab/><text:tab/><text:tab/><text:tab/><text:tab/>_____<text:line-break/></text:p>
        </text:list-item>
        <text:list-item>
          <text:p text:style-name="P7">Ensure the <text:span text:style-name="T1">Reset button</text:span> is enabled.<text:tab/><text:tab/><text:tab/><text:tab/><text:tab/><text:tab/><text:tab/><text:tab/>_____<text:line-break/></text:p>
        </text:list-item>
        <text:list-item>
          <text:p text:style-name="P7">Ensure the <text:span text:style-name="T1">Cancel button</text:span> is enabled.<text:tab/><text:tab/><text:tab/><text:tab/><text:tab/><text:tab/><text:tab/><text:tab/>_____<text:line-break/></text:p>
          <text:p text:style-name="P9">TAB ORDER<text:line-break/></text:p>
        </text:list-item>
        <text:list-item>
          <text:p text:style-name="P7">Ensure the cursor is in the <text:span text:style-name="T1">RX Frequency edit box</text:span>.<text:line-break/></text:p>
        </text:list-item>
        <text:list-item>
          <text:p text:style-name="P7">Select the &lt;<text:span text:style-name="T1">Tab</text:span>&gt; key,<text:line-break/></text:p>
        </text:list-item>
        <text:list-item>
          <text:p text:style-name="P7">Ensure the focus moves to the <text:span text:style-name="T1">Simplex radio button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<text:soft-page-break/>Ensure the focus moves to the <text:span text:style-name="T1">Plus radio button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Minus radio button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None radio button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Tone radio button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CTCSS radio button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Tone Frequency combo box</text:span>.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DTSS check box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Low radio button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Medium radio button</text:span>.<text:tab/><text:tab/><text:tab/><text:tab/><text:tab/><text:tab/>_____<text:line-break/></text:p>
        </text:list-item>
        <text:list-item>
          <text:p text:style-name="P7">elect the &lt;<text:span text:style-name="T1">Tab</text:span>&gt; key.<text:line-break/></text:p>
        </text:list-item>
        <text:list-item>
          <text:p text:style-name="P7">Ensure the focus moves to the <text:span text:style-name="T1">High radio button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Scan check box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Channel Name edit box</text:span>.<text:tab/><text:tab/><text:tab/><text:tab/><text:tab/>_____<text:line-break/><text:soft-pag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Comments edit box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VHF radio button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UHF radio button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Save button</text:span>.<text:tab/>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Clear button</text:span>.<text:tab/>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Reset button</text:span>.<text:tab/>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Cancel button</text:span>.<text:tab/><text:tab/><text:tab/><text:tab/><text:tab/><text:tab/><text:tab/>_____<text:line-break/></text:p>
        </text:list-item>
        <text:list-item>
          <text:p text:style-name="P7">Select the &lt;<text:span text:style-name="T1">Tab</text:span>&gt; key.</text:p>
          <text:p text:style-name="P7"/>
        </text:list-item>
        <text:list-item>
          <text:p text:style-name="P7">Ensure the focus moves to the <text:span text:style-name="T1">RX Frequency edit box</text:span>.<text:tab/><text:tab/><text:tab/><text:tab/><text:tab/>_____<text:line-break/></text:p>
        </text:list-item>
        <text:list-item>
          <text:p text:style-name="P7">Select the &lt;<text:span text:style-name="T1">Shift-Tab</text:span>&gt; keys,<text:line-break/></text:p>
        </text:list-item>
        <text:list-item>
          <text:p text:style-name="P7">Ensure the focus moves to the <text:span text:style-name="T1">Cancel button</text:span>.<text:tab/>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Reset button</text:span>.<text:tab/>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Clear button</text:span>.<text:tab/><text:tab/><text:tab/><text:tab/><text:tab/><text:tab/><text:tab/>_____<text:line-break/><text:soft-pag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Save button</text:span>.<text:tab/>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UHF radio button</text:span>.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VHF radio button</text:span>.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Comments edit box</text:span>.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Channel Name edit box</text:span>.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Scan check box</text:span>.<text:tab/><text:tab/><text:tab/><text:tab/><text:tab/><text:tab/>_____<text:line-break/></text:p>
        </text:list-item>
        <text:list-item>
          <text:p text:style-name="P7">Select the &lt;<text:span text:style-name="T1">Tab</text:span>&gt; key.<text:line-break/></text:p>
        </text:list-item>
        <text:list-item>
          <text:p text:style-name="P7">Ensure the focus moves to the <text:span text:style-name="T1">High radio box</text:span>.<text:tab/><text:tab/><text:tab/><text:tab/><text:tab/><text:tab/><text:tab/>_____<text:line-break/></text:p>
        </text:list-item>
        <text:list-item>
          <text:p text:style-name="P7">Select the &lt;<text:span text:style-name="T1">Shift-Tab</text:span>&gt; keys.<text:tab/><text:tab/><text:tab/><text:tab/><text:tab/><text:tab/><text:tab/><text:tab/><text:tab/>_____<text:line-break/></text:p>
        </text:list-item>
        <text:list-item>
          <text:p text:style-name="P7">Ensure the focus moves to the <text:span text:style-name="T1">Medium radio box</text:span>.<text:tab/><text:tab/><text:tab/><text:tab/><text:tab/><text:tab/>_____<text:line-break/></text:p>
        </text:list-item>
        <text:list-item>
          <text:p text:style-name="P7">Select the &lt;<text:span text:style-name="T1">Shift-Tab</text:span>&gt; keys<text:line-break/></text:p>
        </text:list-item>
        <text:list-item>
          <text:p text:style-name="P7">Ensure the focus moves to the <text:span text:style-name="T1">Low radio button</text:span>.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DTSS Check box</text:span>.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Tone Frequency combo box</text:span>.<text:tab/><text:tab/><text:tab/><text:tab/><text:tab/>_____<text:line-break/></text:p>
        </text:list-item>
        <text:list-item>
          <text:p text:style-name="P7"><text:soft-page-break/>Select the &lt;<text:span text:style-name="T1">Shift-Tab</text:span>&gt; keys.<text:line-break/></text:p>
        </text:list-item>
        <text:list-item>
          <text:p text:style-name="P7">Ensure the focus moves to the <text:span text:style-name="T1">CTCSS radio button</text:span>.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Tone radio button</text:span>.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None radio button</text:span>.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Minus radio button</text:span>.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Plus radio button</text:span>.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Simplex radio button</text:span>.<text:tab/><text:tab/><text:tab/><text:tab/><text:tab/><text:tab/>_____<text:line-break/></text:p>
        </text:list-item>
        <text:list-item>
          <text:p text:style-name="P7">Select the &lt;<text:span text:style-name="T1">Shift-Tab</text:span>&gt; keys.<text:line-break/></text:p>
        </text:list-item>
        <text:list-item>
          <text:p text:style-name="P7">Ensure the focus moves to the <text:span text:style-name="T1">RX Frequency edit box</text:span>.<text:tab/><text:tab/><text:tab/><text:tab/><text:tab/>_____<text:line-break/><text:line-break/><text:span text:style-name="T4"><text:line-break/>RX FEQUENCY VALIDATION</text:span><text:line-break/></text:p>
        </text:list-item>
        <text:list-item>
          <text:p text:style-name="P7">Select the <text:span text:style-name="T1">Save button.</text:span>.</text:p>
          <text:p text:style-name="P7"/>
        </text:list-item>
        <text:list-item>
          <text:p text:style-name="P7">Ensure the error message “<text:span text:style-name="T1">Invalid VHF RX Frequency..</text:span>”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sure the error message is dismissed.<text:tab/><text:tab/><text:tab/><text:tab/><text:tab/><text:tab/><text:tab/><text:tab/>_____<text:line-break/></text:p>
        </text:list-item>
        <text:list-item>
          <text:p text:style-name="P7">Ensure the cursor is in the centre of the <text:s/><text:span text:style-name="T1">RX Frequency edit box.</text:span><text:tab/><text:tab/><text:tab/><text:tab/>_____<text:line-break/></text:p>
        </text:list-item>
        <text:list-item>
          <text:p text:style-name="P7">Attempt to enter “<text:span text:style-name="T1">A</text:span>” into the <text:span text:style-name="T1">RX Frequency edit box</text:span>.<text:line-break/></text:p>
        </text:list-item>
        <text:list-item>
          <text:p text:style-name="P7">Ensure you <text:span text:style-name="T1">cannot</text:span> enter it.<text:tab/><text:tab/><text:tab/><text:tab/><text:tab/><text:tab/><text:tab/><text:tab/><text:tab/>_____<text:line-break/></text:p>
        </text:list-item>
        <text:list-item>
          <text:p text:style-name="P7"><text:soft-page-break/>Attempt to enter <text:span text:style-name="T1">@</text:span> into the <text:span text:style-name="T1">RX_Frequency edit box</text:span>.<text:line-break/></text:p>
        </text:list-item>
        <text:list-item>
          <text:p text:style-name="P7">Ensure you <text:span text:style-name="T1">cannot</text:span> enter it.<text:tab/><text:tab/><text:tab/><text:tab/><text:tab/><text:tab/><text:tab/><text:tab/><text:tab/>_____<text:line-break/></text:p>
        </text:list-item>
        <text:list-item>
          <text:p text:style-name="P7">Enter “<text:span text:style-name="T1">1</text:span>” into the <text:span text:style-name="T1">RX Frequency edit box</text:span>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the error message <text:span text:style-name="T1">Invalid VHF RX Frequency..</text:span>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sure the <text:span text:style-name="T1">RX Frequency edit box</text:span> still contains <text:span text:style-name="T1">1.</text:span><text:tab/><text:tab/><text:tab/><text:tab/><text:tab/><text:tab/>_____<text:line-break/></text:p>
        </text:list-item>
        <text:list-item>
          <text:p text:style-name="P7">Attempt to enter “<text:span text:style-name="T1">1464</text:span>” into the <text:span text:style-name="T1">RX Frequency edit box</text:span><text:line-break/></text:p>
        </text:list-item>
        <text:list-item>
          <text:p text:style-name="P7">Ensure you <text:span text:style-name="T1">cannot</text:span> enter the last digit (<text:span text:style-name="T1">4</text:span>).<text:tab/><text:tab/><text:tab/><text:tab/><text:tab/><text:tab/><text:tab/>_____<text:line-break/></text:p>
        </text:list-item>
        <text:list-item>
          <text:p text:style-name="P7">Ensure the <text:span text:style-name="T1">RX Frequency edit box</text:span> contains <text:span text:style-name="T1">146</text:span>.<text:tab/><text:tab/><text:tab/><text:tab/><text:tab/><text:tab/>_____<text:line-break/></text:p>
        </text:list-item>
        <text:list-item>
          <text:p text:style-name="P7">Enter “<text:span text:style-name="T1">146.49</text:span>” into the <text:span text:style-name="T1">RX Frequency edit box</text:span>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the error message <text:span text:style-name="T1">Invalid VHF RX Frequency</text:span>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ter “<text:span text:style-name="T1">146.490</text:span>” into the <text:span text:style-name="T1">RX Frequency edit box</text:span>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the error message “<text:span text:style-name="T1">Invalid Channel Name...</text:span>”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sure the frequency <text:span text:style-name="T1">146.490</text:span> is displayed in the <text:span text:style-name="T1">TX Frequency edit box</text:span>.<text:tab/><text:tab/><text:tab/>_____<text:line-break/><text:line-break/><text:span text:style-name="T3"><text:line-break/>Validate VHF Frequency range (118.0 to 173.999)</text:span><text:line-break/></text:p>
        </text:list-item>
        <text:list-item>
          <text:p text:style-name="P7">Enter <text:span text:style-name="T1">117.999</text:span> into the <text:span text:style-name="T1">RX Frequency edit box</text:span>.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the error message “<text:span text:style-name="T1">Invalid VHF RX Frequency..</text:span> ” is displayed.<text:tab/><text:tab/><text:tab/><text:tab/>_____<text:line-break/><text:soft-page-break/></text:p>
        </text:list-item>
        <text:list-item>
          <text:p text:style-name="P7">Dismiss the error message.<text:line-break/></text:p>
        </text:list-item>
        <text:list-item>
          <text:p text:style-name="P7">Ensure the <text:span text:style-name="T1">RX Frequency edit box</text:span> displays 1<text:span text:style-name="T1">17.999</text:span>.<text:tab/><text:tab/><text:tab/><text:tab/><text:tab/><text:tab/>_____<text:line-break/></text:p>
        </text:list-item>
        <text:list-item>
          <text:p text:style-name="P7">Ensure the <text:span text:style-name="T1">TX Frequency edit box</text:span> is blank.<text:tab/><text:tab/><text:tab/><text:tab/><text:tab/><text:tab/><text:tab/>_____<text:line-break/></text:p>
        </text:list-item>
        <text:list-item>
          <text:p text:style-name="P7">Enter <text:span text:style-name="T1">174.000</text:span> into the <text:span text:style-name="T1">RX Frequency edit box</text:span>.<text:line-break/></text:p>
        </text:list-item>
        <text:list-item>
          <text:p text:style-name="P7">Select the <text:span text:style-name="T1">Save button</text:span> edit box.<text:line-break/></text:p>
        </text:list-item>
        <text:list-item>
          <text:p text:style-name="P7">Ensure the error message “<text:span text:style-name="T1">Invalid VHF RX </text:span>Frequency...”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sure the <text:span text:style-name="T1">RX Frequency edit box</text:span> displays <text:span text:style-name="T1">174.000</text:span>.<text:tab/><text:tab/><text:tab/><text:tab/><text:tab/><text:tab/>_____<text:line-break/></text:p>
        </text:list-item>
        <text:list-item>
          <text:p text:style-name="P7">Ensure the <text:span text:style-name="T1">TX Frequency edit box</text:span> is blank.<text:tab/><text:tab/><text:tab/><text:tab/><text:tab/><text:tab/><text:tab/>_____<text:line-break/></text:p>
        </text:list-item>
        <text:list-item>
          <text:p text:style-name="P7">Enter <text:span text:style-name="T1">118.000</text:span> into the <text:span text:style-name="T1">RX Frequency edit box</text:span>.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<text:s/>the error message “<text:span text:style-name="T1">Invalid Channel Name...</text:span>”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sure the <text:span text:style-name="T1">TX Frequency edit box</text:span> displays <text:span text:style-name="T1">118.000</text:span>.<text:tab/><text:tab/><text:tab/><text:tab/><text:tab/><text:tab/>_____<text:line-break/></text:p>
        </text:list-item>
        <text:list-item>
          <text:p text:style-name="P7">Enter <text:span text:style-name="T1">173.999</text:span> into the <text:span text:style-name="T1">RX Frequency edit box</text:span>.<text:line-break/></text:p>
        </text:list-item>
        <text:list-item>
          <text:p text:style-name="P7">Select the <text:span text:style-name="T1">Save button</text:span><text:line-break/></text:p>
        </text:list-item>
        <text:list-item>
          <text:p text:style-name="P7">Ensure the error message “<text:span text:style-name="T1">Invalid Channel Name...</text:span>”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sure the <text:span text:style-name="T1">TX Frequency edit box</text:span> dis0plays <text:span text:style-name="T1">173.999</text:span>.<text:tab/><text:tab/><text:tab/><text:tab/><text:tab/><text:tab/>_____<text:line-break/><text:span text:style-name="T3"><text:line-break/><text:line-break/>Validate UHF Frequency range (410.0 to 469.999)</text:span><text:line-break/></text:p>
        </text:list-item>
        <text:list-item>
          <text:p text:style-name="P7">Select the <text:span text:style-name="T1">UHF radio button</text:span> in the Band Selection panel.<text:line-break/></text:p>
        </text:list-item>
        <text:list-item>
          <text:p text:style-name="P7">Answer <text:span text:style-name="T1">Yes</text:span> to the error <text:s/>message.<text:line-break/></text:p>
        </text:list-item>
        <text:list-item>
          <text:p text:style-name="P7"><text:soft-page-break/>Enter <text:span text:style-name="T1">409.999</text:span> into the <text:span text:style-name="T1">RX Frequency edit box</text:span>.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the error message “<text:span text:style-name="T1">Invalid UHF RX Frequency...</text:span>” <text:s/>is displayed.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sure the <text:span text:style-name="T1">RX Frequency edit box</text:span> displays <text:span text:style-name="T1">409.999</text:span>.<text:tab/><text:tab/><text:tab/><text:tab/><text:tab/><text:tab/>_____<text:line-break/></text:p>
        </text:list-item>
        <text:list-item>
          <text:p text:style-name="P7">Ensure the <text:span text:style-name="T1">TX Frequency edit box</text:span> is blank.<text:tab/><text:tab/><text:tab/><text:tab/><text:tab/><text:tab/><text:tab/>_____<text:line-break/></text:p>
        </text:list-item>
        <text:list-item>
          <text:p text:style-name="P7">Enter <text:span text:style-name="T1">470.000</text:span> into the <text:span text:style-name="T1">RX Frequency edit box</text:span>.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the error message “<text:span text:style-name="T1">Invalid UHF RX Frequency...</text:span>”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sure the <text:span text:style-name="T1">RX Frequency edit box</text:span> displays <text:span text:style-name="T1">470.000</text:span>.<text:tab/><text:tab/><text:tab/><text:tab/><text:tab/><text:tab/>_____<text:line-break/></text:p>
        </text:list-item>
        <text:list-item>
          <text:p text:style-name="P7">Ensure the <text:span text:style-name="T1">TX Frequency edit box</text:span> is blank.<text:tab/><text:tab/><text:tab/><text:tab/><text:tab/><text:tab/><text:tab/>_____<text:line-break/></text:p>
        </text:list-item>
        <text:list-item>
          <text:p text:style-name="P7">Enter <text:span text:style-name="T1">410.000</text:span> into the <text:span text:style-name="T1">RX Frequency edit box</text:span>.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<text:s/>the error message “<text:span text:style-name="T1">Invalid Channel Name...</text:span>”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sure the <text:span text:style-name="T1">TX Frequency edit box</text:span> displays <text:span text:style-name="T1">410.000.</text:span><text:tab/><text:tab/><text:tab/><text:tab/><text:tab/><text:tab/>_____</text:p>
          <text:p text:style-name="P7"/>
        </text:list-item>
        <text:list-item>
          <text:p text:style-name="P7">Enter <text:span text:style-name="T1">469.999</text:span> into the <text:span text:style-name="T1">RX Frequency edit box</text:span>.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<text:s/>the error message “<text:span text:style-name="T1">Invalid Channel Name...</text:span>”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sure the <text:span text:style-name="T1">TX Frequency edit box</text:span> dis0plays <text:span text:style-name="T1">469.999</text:span>.<text:tab/><text:tab/><text:tab/><text:tab/><text:tab/><text:tab/>_____<text:line-break/><text:line-break/><text:line-break/><text:soft-page-break/><text:span text:style-name="T3">Validate DTSS Code (000..999)<text:line-break/></text:span></text:p>
        </text:list-item>
        <text:list-item>
          <text:p text:style-name="P7">Select the <text:span text:style-name="T1">DTSS check box</text:span>.<text:line-break/></text:p>
        </text:list-item>
        <text:list-item>
          <text:p text:style-name="P7">Ensure the <text:span text:style-name="T1">DTSS Code edit box</text:span> is <text:span text:style-name="T1">enabled</text:span>.<text:tab/><text:tab/><text:tab/><text:tab/><text:tab/><text:tab/><text:tab/>_____<text:line-break/></text:p>
        </text:list-item>
        <text:list-item>
          <text:p text:style-name="P7">Ensure the <text:span text:style-name="T1">DTSS Code edit box</text:span> is <text:span text:style-name="T1">white</text:span>.<text:tab/><text:tab/><text:tab/><text:tab/><text:tab/><text:tab/><text:tab/>_____<text:line-break/></text:p>
        </text:list-item>
        <text:list-item>
          <text:p text:style-name="P7">Ensure the <text:span text:style-name="T1">DTSS Code</text:span> is <text:span text:style-name="T1">blank</text:span>.<text:tab/><text:tab/><text:tab/><text:tab/><text:tab/><text:tab/><text:tab/><text:tab/>_____<text:line-break/></text:p>
        </text:list-item>
        <text:list-item>
          <text:p text:style-name="P7">Ensure the cursor is in the <text:span text:style-name="T1">DTSS Code edit box</text:span>.<text:tab/><text:tab/><text:tab/><text:tab/><text:tab/><text:tab/>_____<text:line-break/></text:p>
        </text:list-item>
        <text:list-item>
          <text:p text:style-name="P7">Attempt to enter “<text:span text:style-name="T1">.</text:span>” into the <text:span text:style-name="T1">DTSS Code edit box</text:span>.<text:line-break/></text:p>
        </text:list-item>
        <text:list-item>
          <text:p text:style-name="P7">Ensure you <text:span text:style-name="T1">cannot</text:span>.<text:tab/><text:tab/><text:tab/><text:tab/><text:tab/><text:tab/><text:tab/><text:tab/><text:tab/><text:tab/>_____<text:line-break/></text:p>
        </text:list-item>
        <text:list-item>
          <text:p text:style-name="P7">Attempt to enter “<text:span text:style-name="T1">:</text:span>” into the <text:span text:style-name="T1">DTSS Code edit box</text:span>.<text:line-break/></text:p>
        </text:list-item>
        <text:list-item>
          <text:p text:style-name="P7">Ensure you <text:span text:style-name="T1">cannot</text:span>.<text:tab/><text:tab/><text:tab/><text:tab/><text:tab/><text:tab/><text:tab/><text:tab/><text:tab/><text:tab/>_____<text:line-break/></text:p>
        </text:list-item>
        <text:list-item>
          <text:p text:style-name="P7">Enter “0” into the <text:span text:style-name="T1">DTSS Code edit box</text:span>.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the error message “I<text:span text:style-name="T1">nvalid DTSS Code ...”</text:span>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sure the <text:span text:style-name="T1">DTSS Code edit box</text:span> still displays “<text:span text:style-name="T1">0</text:span>”.<text:tab/><text:tab/><text:tab/><text:tab/><text:tab/><text:tab/>_____<text:line-break/></text:p>
        </text:list-item>
        <text:list-item>
          <text:p text:style-name="P7">Enter “<text:span text:style-name="T1">00</text:span>” into the <text:span text:style-name="T1">DTSS Code edit box</text:span>.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the error message “<text:span text:style-name="T1">Invalid DTSS Code ...</text:span>”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sure the <text:span text:style-name="T1">DTSS Code edit box</text:span> still displays “<text:span text:style-name="T1">00</text:span>”.<text:tab/><text:tab/><text:tab/><text:tab/><text:tab/><text:tab/>_____<text:line-break/></text:p>
        </text:list-item>
        <text:list-item>
          <text:p text:style-name="P7">Enter “<text:span text:style-name="T1">123</text:span>” into the <text:span text:style-name="T1">DTSS Code edit box</text:span>.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the error message “<text:span text:style-name="T1">Invalid Channel name...”</text:span> is displayed.<text:tab/><text:tab/><text:tab/><text:tab/>_____<text:line-break/><text:soft-page-break/></text:p>
        </text:list-item>
        <text:list-item>
          <text:p text:style-name="P7">Dismiss the error message.<text:line-break/></text:p>
        </text:list-item>
        <text:list-item>
          <text:p text:style-name="P7">Ensure “<text:span text:style-name="T1">123</text:span>” remains in the <text:span text:style-name="T1">DTSS Code edit box</text:span>.<text:tab/><text:tab/><text:tab/><text:tab/><text:tab/><text:tab/>_____<text:line-break/><text:line-break/><text:line-break/> <text:span text:style-name="T3">Validate Offset Frequency selection, Band selection and Offset Value determination<text:line-break/></text:span></text:p>
        </text:list-item>
        <text:list-item>
          <text:p text:style-name="P7">Clear the <text:span text:style-name="T1">RX Frequency</text:span> edit box.<text:line-break/></text:p>
        </text:list-item>
        <text:list-item>
          <text:p text:style-name="P7">Select the <text:span text:style-name="T1">VHF radio button</text:span>.<text:line-break/></text:p>
        </text:list-item>
        <text:list-item>
          <text:p text:style-name="P7">Select the <text:span text:style-name="T1">Simplex radio button.</text:span><text:line-break/></text:p>
        </text:list-item>
        <text:list-item>
          <text:p text:style-name="P7">Ensure the <text:span text:style-name="T1">Offset edit box</text:span> is blank.<text:tab/><text:tab/><text:tab/><text:tab/><text:tab/><text:tab/><text:tab/><text:tab/>_____<text:line-break/></text:p>
        </text:list-item>
        <text:list-item>
          <text:p text:style-name="P7">Attempt to change the value in the <text:span text:style-name="T1">Offset edit box</text:span> to <text:span text:style-name="T1">00.60</text:span>.<text:line-break/></text:p>
        </text:list-item>
        <text:list-item>
          <text:p text:style-name="P7">Ensure the text cannot be changed.<text:tab/><text:tab/><text:tab/><text:tab/><text:tab/><text:tab/><text:tab/><text:tab/>_____<text:line-break/></text:p>
        </text:list-item>
        <text:list-item>
          <text:p text:style-name="P7">Select the <text:span text:style-name="T1">Plus radio button</text:span>.<text:line-break/></text:p>
        </text:list-item>
        <text:list-item>
          <text:p text:style-name="P7">Ensure the <text:span text:style-name="T1">Offset edit box</text:span> displays <text:span text:style-name="T1">00.60</text:span>.<text:tab/><text:tab/><text:tab/><text:tab/><text:tab/><text:tab/><text:tab/>_____<text:line-break/></text:p>
        </text:list-item>
        <text:list-item>
          <text:p text:style-name="P7">Select the <text:span text:style-name="T1">Simplex radio button</text:span>.<text:line-break/></text:p>
        </text:list-item>
        <text:list-item>
          <text:p text:style-name="P7">Ensure the <text:span text:style-name="T1">Offset edit box</text:span> is blank.<text:tab/><text:tab/><text:tab/><text:tab/><text:tab/><text:tab/><text:tab/><text:tab/>_____<text:line-break/></text:p>
        </text:list-item>
        <text:list-item>
          <text:p text:style-name="P7">Select the <text:span text:style-name="T1">Minus radio button</text:span>.<text:line-break/></text:p>
        </text:list-item>
        <text:list-item>
          <text:p text:style-name="P7">Ensure the <text:span text:style-name="T1">Offset edit box</text:span> displays <text:span text:style-name="T1">00.60</text:span>.<text:tab/><text:tab/><text:tab/><text:tab/><text:tab/><text:tab/><text:tab/>_____<text:line-break/></text:p>
        </text:list-item>
        <text:list-item>
          <text:p text:style-name="P7">Select the <text:span text:style-name="T1">Simplex radio button</text:span>.<text:line-break/></text:p>
        </text:list-item>
        <text:list-item>
          <text:p text:style-name="P7">Ensure the <text:span text:style-name="T1">Offset edit box</text:span> is blank.<text:tab/><text:tab/><text:tab/><text:tab/><text:tab/><text:tab/><text:tab/><text:tab/>_____<text:line-break/></text:p>
        </text:list-item>
        <text:list-item>
          <text:p text:style-name="P7">Select the <text:span text:style-name="T1">UHF radio button</text:span>.<text:line-break/></text:p>
        </text:list-item>
        <text:list-item>
          <text:p text:style-name="P7">Select the <text:span text:style-name="T1">Simplex radio button.</text:span><text:line-break/></text:p>
        </text:list-item>
        <text:list-item>
          <text:p text:style-name="P7">Ensure the <text:span text:style-name="T1">Offset edit box</text:span> is blank.<text:tab/><text:tab/><text:tab/><text:tab/><text:tab/><text:tab/><text:tab/><text:tab/>_____<text:line-break/></text:p>
        </text:list-item>
        <text:list-item>
          <text:p text:style-name="P7">Select the <text:span text:style-name="T1">Plus radio button.</text:span><text:line-break/></text:p>
        </text:list-item>
        <text:list-item>
          <text:p text:style-name="P7">Ensure the <text:span text:style-name="T1">Offset edit box</text:span> displays <text:span text:style-name="T1">05.00</text:span>.<text:tab/><text:tab/><text:tab/><text:tab/><text:tab/><text:tab/><text:tab/>_____<text:line-break/></text:p>
        </text:list-item>
        <text:list-item>
          <text:p text:style-name="P7"><text:soft-page-break/>Select the <text:span text:style-name="T1">Simplex radio button</text:span>.<text:line-break/></text:p>
        </text:list-item>
        <text:list-item>
          <text:p text:style-name="P7">Ensure the <text:span text:style-name="T1">Offset edit box</text:span> is blank.<text:tab/><text:tab/><text:tab/><text:tab/><text:tab/><text:tab/><text:tab/><text:tab/>_____<text:line-break/></text:p>
        </text:list-item>
        <text:list-item>
          <text:p text:style-name="P7">Select the <text:span text:style-name="T1">Minus radio button</text:span>.<text:line-break/></text:p>
        </text:list-item>
        <text:list-item>
          <text:p text:style-name="P7">Ensure the <text:span text:style-name="T1">Offset edit box</text:span> displays <text:span text:style-name="T1">05.00</text:span>.<text:tab/><text:tab/><text:tab/><text:tab/><text:tab/><text:tab/><text:tab/>_____<text:line-break/></text:p>
        </text:list-item>
        <text:list-item>
          <text:p text:style-name="P7">Select the <text:span text:style-name="T1">Simplex radio button</text:span>.<text:line-break/></text:p>
        </text:list-item>
        <text:list-item>
          <text:p text:style-name="P10">Ensure the <text:span text:style-name="T1">Offset edit box</text:span> is blank.<text:tab/><text:tab/><text:tab/><text:tab/><text:tab/><text:tab/><text:tab/><text:tab/>_____<text:line-break/></text:p>
        </text:list-item>
        <text:list-item>
          <text:p text:style-name="P10">Select the <text:span text:style-name="T1">VHF</text:span> radio button.<text:line-break/></text:p>
        </text:list-item>
        <text:list-item>
          <text:p text:style-name="P10">Enter <text:span text:style-name="T1">146.490</text:span> into the<text:span text:style-name="T1"> RX Frequency edit box</text:span>.<text:line-break/></text:p>
        </text:list-item>
        <text:list-item>
          <text:p text:style-name="P10">Select the <text:span text:style-name="T1">Simplex radio button</text:span>.<text:line-break/></text:p>
        </text:list-item>
        <text:list-item>
          <text:p text:style-name="P10">Ensure that the <text:span text:style-name="T1">TX Frequency edit box</text:span> displays <text:span text:style-name="T1">146.490</text:span>.<text:tab/><text:tab/><text:tab/><text:tab/><text:tab/>_____<text:line-break/></text:p>
        </text:list-item>
        <text:list-item>
          <text:p text:style-name="P10">Select the <text:span text:style-name="T1">Plus radio button</text:span>.<text:line-break/></text:p>
        </text:list-item>
        <text:list-item>
          <text:p text:style-name="P10">Ensure the <text:span text:style-name="T1">TX Frequency edit box</text:span> displays <text:span text:style-name="T1">147.090</text:span>.<text:tab/><text:tab/><text:tab/><text:tab/><text:tab/><text:tab/>_____<text:line-break/></text:p>
        </text:list-item>
        <text:list-item>
          <text:p text:style-name="P10">Select the <text:span text:style-name="T1">Minus radio button</text:span>.<text:line-break/></text:p>
        </text:list-item>
        <text:list-item>
          <text:p text:style-name="P10">Ensure the <text:span text:style-name="T1">TX Frequency edit box</text:span> displays <text:span text:style-name="T1">145.890</text:span>.<text:tab/><text:tab/><text:tab/><text:tab/><text:tab/><text:tab/>_____<text:line-break/></text:p>
        </text:list-item>
        <text:list-item>
          <text:p text:style-name="P10">Select the <text:span text:style-name="T1">Simplex radio button</text:span>.<text:line-break/></text:p>
        </text:list-item>
        <text:list-item>
          <text:p text:style-name="P10">Ensure the<text:span text:style-name="T1"> TX Frequency edit box</text:span> displays <text:span text:style-name="T1">146.490</text:span>.<text:tab/><text:tab/><text:tab/><text:tab/><text:tab/><text:tab/>_____<text:line-break/></text:p>
        </text:list-item>
        <text:list-item>
          <text:p text:style-name="P10">Clear the <text:span text:style-name="T1">RX Frequency edit box</text:span>.<text:line-break/></text:p>
        </text:list-item>
        <text:list-item>
          <text:p text:style-name="P10">Select the U<text:span text:style-name="T1">HF</text:span> radio button.<text:line-break/></text:p>
        </text:list-item>
        <text:list-item>
          <text:p text:style-name="P10">Enter <text:span text:style-name="T1">446.150</text:span> into the<text:span text:style-name="T1"> RX Frequency edit box</text:span>.<text:line-break/></text:p>
        </text:list-item>
        <text:list-item>
          <text:p text:style-name="P10">Select the <text:span text:style-name="T1">Simplex radio button</text:span>.<text:line-break/></text:p>
        </text:list-item>
        <text:list-item>
          <text:p text:style-name="P10">Ensure that the <text:span text:style-name="T1">TX Frequency edit box</text:span> displays <text:span text:style-name="T1">446.150</text:span>.<text:tab/><text:tab/><text:tab/><text:tab/><text:tab/>_____<text:line-break/></text:p>
        </text:list-item>
        <text:list-item>
          <text:p text:style-name="P10">Select the <text:span text:style-name="T1">Plus radio button</text:span>.<text:line-break/></text:p>
        </text:list-item>
        <text:list-item>
          <text:p text:style-name="P10">Ensure the <text:span text:style-name="T1">TX Frequency edit box</text:span> displays <text:span text:style-name="T1">451.150</text:span>.<text:tab/><text:tab/><text:tab/><text:tab/><text:tab/><text:tab/>_____<text:line-break/><text:soft-page-break/></text:p>
        </text:list-item>
        <text:list-item>
          <text:p text:style-name="P10">Select the <text:span text:style-name="T1">Minus radio button</text:span>.<text:line-break/></text:p>
        </text:list-item>
        <text:list-item>
          <text:p text:style-name="P10">Ensure the <text:span text:style-name="T1">TX Frequency edit box</text:span> displays <text:span text:style-name="T1">441.150</text:span>.<text:tab/><text:tab/><text:tab/><text:tab/><text:tab/><text:tab/>_____<text:line-break/></text:p>
        </text:list-item>
        <text:list-item>
          <text:p text:style-name="P10">Select the <text:span text:style-name="T1">Simplex radio button</text:span>.<text:line-break/></text:p>
        </text:list-item>
        <text:list-item>
          <text:p text:style-name="P10">Ensure the<text:span text:style-name="T1"> TX Frequency edit box</text:span> displays <text:span text:style-name="T1">446.150</text:span>.<text:tab/><text:tab/><text:tab/><text:tab/><text:tab/><text:tab/>_____<text:line-break/></text:p>
        </text:list-item>
        <text:list-item>
          <text:p text:style-name="P10">Select the<text:span text:style-name="T1"> VHF radio button</text:span>.<text:line-break/></text:p>
        </text:list-item>
        <text:list-item>
          <text:p text:style-name="P10">Ensure the error message <text:span text:style-name="T1">“Invalid VHF RX Frequency...Do you want to Continue ?</text:span>” is<text:line-break/>displayed.<text:tab/><text:tab/><text:tab/><text:tab/><text:tab/><text:tab/><text:tab/><text:tab/><text:tab/><text:tab/><text:tab/>_____<text:line-break/></text:p>
        </text:list-item>
        <text:list-item>
          <text:p text:style-name="P10">Select the “<text:span text:style-name="T1">No</text:span>” button.<text:line-break/></text:p>
        </text:list-item>
        <text:list-item>
          <text:p text:style-name="P10">Ensure the <text:span text:style-name="T1">UHF radio button</text:span> is re-selected.<text:tab/><text:tab/><text:tab/><text:tab/><text:tab/><text:tab/><text:tab/>_____<text:line-break/></text:p>
        </text:list-item>
        <text:list-item>
          <text:p text:style-name="P10">Ensure <text:span text:style-name="T1">no other data</text:span> has changed.<text:tab/><text:tab/><text:tab/><text:tab/><text:tab/><text:tab/><text:tab/><text:tab/>_____<text:line-break/></text:p>
        </text:list-item>
        <text:list-item>
          <text:p text:style-name="P10">Select the <text:span text:style-name="T1">VHF radio button</text:span>.<text:line-break/></text:p>
        </text:list-item>
        <text:list-item>
          <text:p text:style-name="P10">Select the “<text:span text:style-name="T1">Yes</text:span>” button in the error message..<text:line-break/></text:p>
        </text:list-item>
        <text:list-item>
          <text:p text:style-name="P10">Ensure the <text:span text:style-name="T1">VHF radio button</text:span> is selected.<text:tab/><text:tab/><text:tab/><text:tab/><text:tab/><text:tab/><text:tab/>_____<text:line-break/></text:p>
        </text:list-item>
        <text:list-item>
          <text:p text:style-name="P10">Ensure the <text:span text:style-name="T1">RX Frequency edit box</text:span> is blank.<text:tab/><text:tab/><text:tab/><text:tab/><text:tab/><text:tab/><text:tab/>_____<text:line-break/></text:p>
        </text:list-item>
        <text:list-item>
          <text:p text:style-name="P10">Ensure the <text:span text:style-name="T1">TX Frequency edit box</text:span> is blank.<text:tab/><text:tab/><text:tab/><text:tab/><text:tab/><text:tab/><text:tab/>_____<text:line-break/></text:p>
        </text:list-item>
        <text:list-item>
          <text:p text:style-name="P10">Enter <text:span text:style-name="T1">146.340</text:span> into the <text:span text:style-name="T1">RX Frequency edit box</text:span>.<text:line-break/></text:p>
        </text:list-item>
        <text:list-item>
          <text:p text:style-name="P10">Select the <text:span text:style-name="T1">UHF radio button</text:span>.<text:line-break/></text:p>
        </text:list-item>
        <text:list-item>
          <text:p text:style-name="P10">Ensure the error message <text:span text:style-name="T1">“Invalid UHF RX Frequency...Do you want to Continue ?</text:span>” is<text:line-break/>displayed.<text:tab/><text:tab/><text:tab/><text:tab/><text:tab/><text:tab/><text:tab/><text:tab/><text:tab/><text:tab/><text:tab/>_____<text:line-break/></text:p>
        </text:list-item>
        <text:list-item>
          <text:p text:style-name="P10">Select the “<text:span text:style-name="T1">No</text:span>” button.<text:line-break/></text:p>
        </text:list-item>
        <text:list-item>
          <text:p text:style-name="P10">Ensure the V<text:span text:style-name="T1">HF radio button</text:span> is re-selected.<text:tab/><text:tab/><text:tab/><text:tab/><text:tab/><text:tab/><text:tab/>_____<text:line-break/></text:p>
        </text:list-item>
        <text:list-item>
          <text:p text:style-name="P10">Ensure <text:span text:style-name="T1">no other data</text:span> has changed.<text:tab/><text:tab/><text:tab/><text:tab/><text:tab/><text:tab/><text:tab/><text:tab/>_____<text:line-break/></text:p>
        </text:list-item>
        <text:list-item>
          <text:p text:style-name="P10">Select the <text:span text:style-name="T1">UHF radio button</text:span>.<text:line-break/></text:p>
        </text:list-item>
        <text:list-item>
          <text:p text:style-name="P10"><text:soft-page-break/>Select the “<text:span text:style-name="T1">Yes</text:span>” button.<text:line-break/></text:p>
        </text:list-item>
        <text:list-item>
          <text:p text:style-name="P10">Ensure the U<text:span text:style-name="T1">HF radio button</text:span> is selected.<text:tab/><text:tab/><text:tab/><text:tab/><text:tab/><text:tab/><text:tab/>_____<text:line-break/></text:p>
        </text:list-item>
        <text:list-item>
          <text:p text:style-name="P10">Ensure the <text:span text:style-name="T1">RX Frequency edit box</text:span> is blank.<text:tab/><text:tab/><text:tab/><text:tab/><text:tab/><text:tab/><text:tab/>_____<text:line-break/></text:p>
        </text:list-item>
        <text:list-item>
          <text:p text:style-name="P10">Ensure the <text:span text:style-name="T1">TX Frequency edit box</text:span> is blank.<text:tab/><text:tab/><text:tab/><text:tab/><text:tab/><text:tab/><text:tab/>_____<text:line-break/><text:line-break/><text:span text:style-name="T3">RESET BUTTON</text:span><text:line-break/><text:line-break/></text:p>
        </text:list-item>
        <text:list-item>
          <text:p text:style-name="P7">Enter the following data into the <text:span text:style-name="T1">Data Entry form</text:span>:<text:line-break/><text:line-break/>VHF radio button<text:tab/><text:tab/><text:tab/>Selected<text:line-break/>RX Frequency <text:tab/><text:tab/><text:tab/><text:tab/>146.340<text:line-break/>Shift<text:tab/><text:tab/><text:tab/><text:tab/><text:tab/>Plus<text:line-break/>Tone radio button<text:tab/><text:tab/><text:tab/>Selected<text:line-break/>Tone Frequency<text:tab/><text:tab/><text:tab/>100.0<text:line-break/>DTSS check box<text:tab/><text:tab/><text:tab/>Selected<text:line-break/>DTSS Code<text:tab/><text:tab/><text:tab/><text:tab/>123<text:line-break/>Low RF Power radio button<text:tab/><text:tab/>Selected<text:line-break/>Scan check box<text:tab/><text:tab/><text:tab/>Selected<text:line-break/>Channel Name<text:tab/><text:tab/><text:tab/><text:tab/>Button One<text:line-break/>Comments<text:tab/><text:tab/><text:tab/><text:tab/>Comments One<text:line-break/></text:p>
        </text:list-item>
        <text:list-item>
          <text:p text:style-name="P7">Select the <text:span text:style-name="T1">Reset button</text:span>.<text:line-break/></text:p>
        </text:list-item>
        <text:list-item>
          <text:p text:style-name="P7">Ensure the<text:span text:style-name="T1"> confirmation message</text:span> “<text:span text:style-name="T1">Confirm that you wish to Reset the form.</text:span>” is displayed.<text:tab/>_____<text:line-break/></text:p>
        </text:list-item>
        <text:list-item>
          <text:p text:style-name="P7">Select the <text:span text:style-name="T1">No button</text:span>.<text:line-break/></text:p>
        </text:list-item>
        <text:list-item>
          <text:p text:style-name="P7">Ensure the <text:span text:style-name="T1">confirmation message</text:span> is dismissed.<text:tab/><text:tab/><text:tab/><text:tab/><text:tab/><text:tab/>_____<text:line-break/></text:p>
        </text:list-item>
        <text:list-item>
          <text:p text:style-name="P7">Ensure there is <text:span text:style-name="T1">no change</text:span> in data.<text:tab/><text:tab/><text:tab/><text:tab/><text:tab/><text:tab/><text:tab/><text:tab/>_____<text:line-break/></text:p>
        </text:list-item>
        <text:list-item>
          <text:p text:style-name="P7">Select the <text:span text:style-name="T1">Reset button</text:span>.<text:line-break/></text:p>
        </text:list-item>
        <text:list-item>
          <text:p text:style-name="P7">Select the <text:span text:style-name="T1">Yes button.</text:span><text:line-break/></text:p>
        </text:list-item>
        <text:list-item>
          <text:p text:style-name="P7">Ensure the<text:span text:style-name="T1"> Data fields display</text:span> the following data:<text:line-break/><text:line-break/><text:line-break/>VHF radio button<text:tab/><text:tab/><text:tab/>Selected<text:tab/><text:tab/><text:tab/><text:tab/><text:tab/><text:tab/>_____<text:line-break/>RX Frequency <text:tab/><text:tab/><text:tab/><text:tab/>blank<text:tab/><text:tab/><text:tab/><text:tab/><text:tab/><text:tab/><text:tab/>_____<text:line-break/>Shift<text:tab/><text:tab/><text:tab/><text:tab/><text:tab/>Simplex<text:tab/><text:tab/><text:tab/><text:tab/><text:tab/><text:tab/>_____<text:line-break/>None radio button<text:tab/><text:tab/><text:tab/>Selected<text:tab/><text:tab/><text:tab/><text:tab/><text:tab/><text:tab/>_____<text:line-break/>Tone Frequency<text:tab/><text:tab/><text:tab/>blank<text:tab/><text:tab/><text:tab/><text:tab/><text:tab/><text:tab/><text:tab/>_____<text:line-break/>DTSS check box<text:tab/><text:tab/><text:tab/>de-selected<text:tab/><text:tab/><text:tab/><text:tab/><text:tab/><text:tab/>_____<text:line-break/>DTSS Code<text:tab/><text:tab/><text:tab/><text:tab/>blank<text:tab/><text:tab/><text:tab/><text:tab/><text:tab/><text:tab/><text:tab/>_____<text:line-break/>High RF Power radio button<text:tab/><text:tab/>Selected<text:tab/><text:tab/><text:tab/><text:tab/><text:tab/><text:tab/>_____<text:line-break/><text:soft-page-break/>Scan check box<text:tab/><text:tab/><text:tab/>de-selected<text:tab/><text:tab/><text:tab/><text:tab/><text:tab/><text:tab/>_____<text:line-break/>Channel Name<text:tab/><text:tab/><text:tab/><text:tab/>blank<text:tab/><text:tab/><text:tab/><text:tab/><text:tab/><text:tab/><text:tab/>_____<text:line-break/>Comments<text:tab/><text:tab/><text:tab/><text:tab/>blank<text:tab/><text:tab/><text:tab/><text:tab/><text:tab/><text:tab/><text:tab/>_____<text:line-break/><text:line-break/><text:line-break/><text:line-break/><text:span text:style-name="T3">CANCEL BUTTON</text:span><text:line-break/></text:p>
        </text:list-item>
        <text:list-item>
          <text:p text:style-name="P7">Make a Note of the <text:span text:style-name="T1">VHF Frequency</text:span> displayed by the application.<text:line-break/></text:p>
        </text:list-item>
        <text:list-item>
          <text:p text:style-name="P7">Select the <text:span text:style-name="T1">VHF radio button</text:span>.<text:line-break/></text:p>
        </text:list-item>
        <text:list-item>
          <text:p text:style-name="P7">Enter a <text:span text:style-name="T1">VHF frequency</text:span> (different from the one currently being displayed) into the<text:line-break/><text:span text:style-name="T1">RX Frequency edit box</text:span>.<text:line-break/></text:p>
        </text:list-item>
        <text:list-item>
          <text:p text:style-name="P7">Select the <text:span text:style-name="T1">Cancel button</text:span>.<text:line-break/></text:p>
        </text:list-item>
        <text:list-item>
          <text:p text:style-name="P7">Ensure the <text:span text:style-name="T1">confirmation message</text:span> “<text:span text:style-name="T1">Confirm you wish to Cancel this entry...”</text:span> is displayed.<text:tab/>_____<text:line-break/></text:p>
        </text:list-item>
        <text:list-item>
          <text:p text:style-name="P7">Select the <text:span text:style-name="T1">No button</text:span>.<text:line-break/></text:p>
        </text:list-item>
        <text:list-item>
          <text:p text:style-name="P7">Ensure the <text:span text:style-name="T1">confirmation message</text:span> is dismissed.<text:tab/><text:tab/><text:tab/><text:tab/><text:tab/><text:tab/>_____<text:line-break/></text:p>
        </text:list-item>
        <text:list-item>
          <text:p text:style-name="P7">Ensure <text:span text:style-name="T1">no data in the form has changed.</text:span><text:tab/><text:tab/><text:tab/><text:tab/><text:tab/><text:tab/><text:tab/>_____<text:line-break/></text:p>
        </text:list-item>
        <text:list-item>
          <text:p text:style-name="P7">Ensure that the <text:span text:style-name="T1">frequency noted in Step 297</text:span> has not changed.<text:tab/><text:tab/><text:tab/><text:tab/>_____<text:line-break/></text:p>
        </text:list-item>
        <text:list-item>
          <text:p text:style-name="P7">Select the <text:span text:style-name="T1">Cancel button</text:span>.<text:line-break/></text:p>
        </text:list-item>
        <text:list-item>
          <text:p text:style-name="P7">Select the <text:span text:style-name="T1">Yes button</text:span> of the confirmation message.<text:line-break/></text:p>
        </text:list-item>
        <text:list-item>
          <text:p text:style-name="P7">Ensure the <text:span text:style-name="T1">Data Entry form</text:span> is dismissed.<text:tab/><text:tab/><text:tab/><text:tab/><text:tab/><text:tab/><text:tab/>_____<text:line-break/></text:p>
        </text:list-item>
        <text:list-item>
          <text:p text:style-name="P7">Ensure that the <text:span text:style-name="T1">frequency noted in Step 297</text:span> has not changed.<text:tab/><text:tab/><text:tab/><text:tab/>_____<text:line-break/><text:line-break/><text:line-break/><text:span text:style-name="T3">Validate Channel Name (5 to 15 characters)<text:line-break/></text:span></text:p>
        </text:list-item>
        <text:list-item>
          <text:p text:style-name="P7"><text:s/>Right-click the <text:span text:style-name="T1">FAV1 button</text:span>.<text:line-break/></text:p>
        </text:list-item>
        <text:list-item>
          <text:p text:style-name="P7">Enter <text:span text:style-name="T1">146.340</text:span> into the <text:span text:style-name="T1">RX Frequency edit box</text:span>.<text:line-break/></text:p>
        </text:list-item>
        <text:list-item>
          <text:p text:style-name="P7">Ensure the <text:span text:style-name="T1">Channel Name edit box</text:span> is <text:span text:style-name="T1">blank</text:span>.<text:line-break/></text:p>
        </text:list-item>
        <text:list-item>
          <text:p text:style-name="P7">Attempt to enter the following characters into the <text:span text:style-name="T1">Channel Name edit box</text:span>. :<text:line-break/><text:line-break/>.<text:tab/>/<text:tab/>N<text:tab/><text:tab/><text:tab/><text:tab/><text:tab/><text:tab/><text:tab/><text:tab/><text:tab/><text:tab/>_____<text:line-break/><text:tab/>:<text:tab/>N<text:tab/><text:tab/><text:tab/><text:tab/><text:tab/><text:tab/><text:tab/><text:tab/><text:tab/><text:tab/>_____<text:line-break/><text:soft-page-break/><text:tab/>@<text:tab/>N<text:tab/><text:tab/><text:tab/><text:tab/><text:tab/><text:tab/><text:tab/><text:tab/><text:tab/><text:tab/>_____<text:line-break/><text:tab/>[<text:tab/>N<text:tab/><text:tab/><text:tab/><text:tab/><text:tab/><text:tab/><text:tab/><text:tab/><text:tab/><text:tab/>_____<text:line-break/><text:tab/>'<text:tab/>N<text:tab/><text:tab/><text:tab/><text:tab/><text:tab/><text:tab/><text:tab/><text:tab/><text:tab/><text:tab/>_____<text:line-break/><text:tab/>{<text:tab/>N<text:tab/><text:tab/><text:tab/><text:tab/><text:tab/><text:tab/><text:tab/><text:tab/><text:tab/><text:tab/>_____<text:line-break/><text:tab/>0<text:tab/>Y<text:tab/><text:tab/><text:tab/><text:tab/><text:tab/><text:tab/><text:tab/><text:tab/><text:tab/><text:tab/>_____<text:line-break/><text:tab/>9<text:tab/>Y<text:tab/><text:tab/><text:tab/><text:tab/><text:tab/><text:tab/><text:tab/><text:tab/><text:tab/><text:tab/>_____<text:line-break/><text:tab/>A<text:tab/>Y<text:tab/><text:tab/><text:tab/><text:tab/><text:tab/><text:tab/><text:tab/><text:tab/><text:tab/><text:tab/>_____<text:line-break/><text:tab/>Z<text:tab/>Y<text:tab/><text:tab/><text:tab/><text:tab/><text:tab/><text:tab/><text:tab/><text:tab/><text:tab/><text:tab/>_____<text:line-break/><text:tab/>a<text:tab/>Y<text:tab/><text:tab/><text:tab/><text:tab/><text:tab/><text:tab/><text:tab/><text:tab/><text:tab/><text:tab/>_____<text:line-break/><text:tab/>z<text:tab/>Y<text:tab/><text:tab/><text:tab/><text:tab/><text:tab/><text:tab/><text:tab/><text:tab/><text:tab/><text:tab/>_____<text:line-break/> <text:s text:c="4"/>&lt;Space&gt;<text:tab/>Y<text:tab/><text:tab/><text:tab/><text:tab/><text:tab/><text:tab/><text:tab/><text:tab/><text:tab/><text:tab/>_____<text:line-break/></text:p>
        </text:list-item>
        <text:list-item>
          <text:p text:style-name="P7">Enter “<text:span text:style-name="T1">A</text:span>” into the <text:span text:style-name="T1">Channel Name edit bo</text:span>x.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the error message “<text:span text:style-name="T1">Invalid Channel Name...”</text:span>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ter “<text:span text:style-name="T1">ABCD</text:span>” into the <text:span text:style-name="T1">Channel Name edit box.</text:span>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the error message “<text:span text:style-name="T1">Invalid Channel Name...</text:span>” is displayed.<text:tab/><text:tab/><text:tab/><text:tab/>_____<text:line-break/></text:p>
        </text:list-item>
        <text:list-item>
          <text:p text:style-name="P7">Dismiss the error message.<text:line-break/></text:p>
        </text:list-item>
        <text:list-item>
          <text:p text:style-name="P7">Enter “<text:span text:style-name="T1">ABCDE</text:span>” into the <text:span text:style-name="T1">Channel Name edit box</text:span>.<text:line-break/></text:p>
        </text:list-item>
        <text:list-item>
          <text:p text:style-name="P7"><text:s/>Select the <text:s/><text:span text:style-name="T1">Save button.<text:line-break/></text:span></text:p>
        </text:list-item>
        <text:list-item>
          <text:p text:style-name="P7">Ensure the <text:span text:style-name="T1">Data Entry form</text:span> is dismissed.<text:tab/><text:tab/><text:tab/><text:tab/><text:tab/><text:tab/><text:tab/>_____<text:line-break/></text:p>
        </text:list-item>
        <text:list-item>
          <text:p text:style-name="P7">Ensure <text:span text:style-name="T1">no error message</text:span> is displayed.<text:tab/><text:tab/><text:tab/><text:tab/><text:tab/><text:tab/><text:tab/>_____<text:line-break/></text:p>
        </text:list-item>
        <text:list-item>
          <text:p text:style-name="P7">Ensure the FAV1 button displays the text “<text:span text:style-name="T1">ABCDE</text:span>”.<text:tab/><text:tab/><text:tab/><text:tab/><text:tab/><text:tab/>_____<text:line-break/></text:p>
        </text:list-item>
        <text:list-item>
          <text:p text:style-name="P7">Right-click the <text:span text:style-name="T1">FAV1 button</text:span>.<text:line-break/></text:p>
        </text:list-item>
        <text:list-item>
          <text:p text:style-name="P7">Enter <text:span text:style-name="T1">31</text:span> characters into the <text:span text:style-name="T1">Channel Name edit box</text:span>.<text:line-break/></text:p>
        </text:list-item>
        <text:list-item>
          <text:p text:style-name="P7">Ensure you <text:span text:style-name="T1">cannot</text:span> enter the <text:span text:style-name="T1">31</text:span><text:span text:style-name="T5">st</text:span><text:span text:style-name="T1"> character</text:span>.<text:tab/><text:tab/><text:tab/><text:tab/><text:tab/><text:tab/><text:tab/>_____<text:line-break/></text:p>
        </text:list-item>
        <text:list-item>
          <text:p text:style-name="P7">Select the <text:span text:style-name="T1">Save button</text:span>.<text:line-break/></text:p>
        </text:list-item>
        <text:list-item>
          <text:p text:style-name="P7">Ensure there are <text:span text:style-name="T1">no error messages</text:span> displayed.<text:tab/><text:tab/><text:tab/><text:tab/><text:tab/><text:tab/>_____<text:line-break/><text:soft-page-break/></text:p>
        </text:list-item>
        <text:list-item>
          <text:p text:style-name="P7">Right-click the <text:span text:style-name="T1">FAV1 button</text:span>.<text:line-break/></text:p>
        </text:list-item>
        <text:list-item>
          <text:p text:style-name="P7">Ensure the<text:span text:style-name="T1"> Comments field</text:span> displays the <text:span text:style-name="T1">30 characters</text:span> entered in step 328.<text:tab/><text:tab/><text:tab/>_____<text:line-break/><text:line-break/><text:line-break/> <text:span text:style-name="T3">SAVE BUTTON<text:line-break/></text:span></text:p>
        </text:list-item>
        <text:list-item>
          <text:p text:style-name="P7">Enter the following data into the Data Entry form:<text:line-break/><text:line-break/>VHF radio button<text:tab/><text:tab/><text:tab/>Selected<text:line-break/>RX Frequency <text:tab/><text:tab/><text:tab/><text:tab/>146.340<text:line-break/>Shift<text:tab/><text:tab/><text:tab/><text:tab/><text:tab/>Plus<text:line-break/>Tone radio button<text:tab/><text:tab/><text:tab/>Selected<text:line-break/>Tone Frequency<text:tab/><text:tab/><text:tab/>100.0<text:line-break/>DTSS check box<text:tab/><text:tab/><text:tab/>Selected<text:line-break/>DTSS Code<text:tab/><text:tab/><text:tab/><text:tab/>123<text:line-break/>Low RF Power radio button<text:tab/><text:tab/>Selected<text:line-break/>Scan check box<text:tab/><text:tab/><text:tab/>Selected<text:line-break/>Channel Name<text:tab/><text:tab/><text:tab/><text:tab/>Button One<text:line-break/>Comments<text:tab/><text:tab/><text:tab/><text:tab/>Comments One<text:line-break/></text:p>
        </text:list-item>
        <text:list-item>
          <text:p text:style-name="P7">Select the Save button.<text:line-break/></text:p>
        </text:list-item>
        <text:list-item>
          <text:p text:style-name="P7">Right-click the FAV1 button.<text:line-break/></text:p>
        </text:list-item>
        <text:list-item>
          <text:p text:style-name="P7">Ensure the data Entry form contains:<text:line-break/><text:line-break/>VHF radio button<text:tab/><text:tab/><text:tab/>Selected<text:tab/><text:tab/><text:tab/><text:tab/><text:tab/><text:tab/>_____<text:line-break/>RX Frequency <text:tab/><text:tab/><text:tab/><text:tab/>146.340<text:tab/><text:tab/><text:tab/><text:tab/><text:tab/><text:tab/>_____<text:line-break/>TX Frequency<text:tab/><text:tab/><text:tab/><text:tab/>146.940<text:tab/><text:tab/><text:tab/><text:tab/><text:tab/><text:tab/>_____<text:line-break/>Shift<text:tab/><text:tab/><text:tab/><text:tab/><text:tab/>Plus<text:tab/><text:tab/><text:tab/><text:tab/><text:tab/><text:tab/><text:tab/>_____<text:line-break/>Tone radio button<text:tab/><text:tab/><text:tab/>Selected<text:tab/><text:tab/><text:tab/><text:tab/><text:tab/><text:tab/>_____<text:line-break/>Tone Frequency<text:tab/><text:tab/><text:tab/>100.0<text:tab/><text:tab/><text:tab/><text:tab/><text:tab/><text:tab/><text:tab/>_____<text:line-break/>DTSS check box<text:tab/><text:tab/><text:tab/>Selected<text:tab/><text:tab/><text:tab/><text:tab/><text:tab/><text:tab/>_____<text:line-break/>DTSS Code<text:tab/><text:tab/><text:tab/><text:tab/>123<text:tab/><text:tab/><text:tab/><text:tab/><text:tab/><text:tab/><text:tab/>_____<text:line-break/>Low RF Power radio button<text:tab/><text:tab/>Selected<text:tab/><text:tab/><text:tab/><text:tab/><text:tab/><text:tab/>_____<text:line-break/>Scan check box<text:tab/><text:tab/><text:tab/>Selected<text:tab/><text:tab/><text:tab/><text:tab/><text:tab/><text:tab/>_____<text:line-break/>Channel Name<text:tab/><text:tab/><text:tab/><text:tab/>Button One<text:tab/><text:tab/><text:tab/><text:tab/><text:tab/><text:tab/>_____<text:line-break/>Comments<text:tab/><text:tab/><text:tab/><text:tab/>Comments One<text:tab/><text:tab/><text:tab/><text:tab/><text:tab/><text:tab/>_____<text:line-break/><text:line-break/><text:span text:style-name="T3">CLEAR BUTTON</text:span><text:line-break/></text:p>
        </text:list-item>
        <text:list-item>
          <text:p text:style-name="P7">Select the <text:span text:style-name="T1">Clear button</text:span>.<text:line-break/></text:p>
        </text:list-item>
        <text:list-item>
          <text:p text:style-name="P7">Ensure the <text:span text:style-name="T1">confirmation message</text:span> “Confirm you wish to Clear this entry” is displayed.<text:tab/><text:tab/>_____<text:line-break/></text:p>
        </text:list-item>
        <text:list-item>
          <text:p text:style-name="P7">Select the <text:span text:style-name="T1">No button</text:span>.<text:line-break/></text:p>
        </text:list-item>
        <text:list-item>
          <text:p text:style-name="P7">Ensure the <text:span text:style-name="T1">confirmation message is dismissed</text:span>.<text:tab/><text:tab/><text:tab/><text:tab/><text:tab/><text:tab/>_____<text:line-break/></text:p>
        </text:list-item>
        <text:list-item>
          <text:p text:style-name="P7"><text:soft-page-break/>Ensure the <text:span text:style-name="T1">Data Entry form remains open</text:span>.<text:tab/><text:tab/><text:tab/><text:tab/><text:tab/><text:tab/><text:tab/>_____<text:line-break/></text:p>
        </text:list-item>
        <text:list-item>
          <text:p text:style-name="P7">Ensure the <text:span text:style-name="T1">data displayed</text:span> is that of <text:span text:style-name="T1">step 337</text:span>.<text:tab/><text:tab/><text:tab/><text:tab/><text:tab/><text:tab/><text:tab/>_____<text:line-break/></text:p>
        </text:list-item>
        <text:list-item>
          <text:p text:style-name="P7">Select the <text:span text:style-name="T1">Clear button</text:span>.<text:line-break/></text:p>
        </text:list-item>
        <text:list-item>
          <text:p text:style-name="P7">Select the <text:span text:style-name="T1">Yes button</text:span>.<text:line-break/></text:p>
        </text:list-item>
        <text:list-item>
          <text:p text:style-name="P7">Ensure the <text:span text:style-name="T1">confirmation message is dismissed.</text:span><text:tab/><text:tab/><text:tab/><text:tab/><text:tab/><text:tab/>_____<text:line-break/></text:p>
        </text:list-item>
        <text:list-item>
          <text:p text:style-name="P7">Ensure the <text:span text:style-name="T1">Data Entry form is closed</text:span>.<text:tab/><text:tab/><text:tab/><text:tab/><text:tab/><text:tab/><text:tab/><text:tab/>_____<text:line-break/></text:p>
        </text:list-item>
        <text:list-item>
          <text:p text:style-name="P7">Ensure the <text:span text:style-name="T1">caption of the FAV1 button is blank</text:span>.<text:tab/><text:tab/><text:tab/><text:tab/><text:tab/><text:tab/>_____<text:line-break/><text:line-break/></text:p>
        </text:list-item>
      </text:list>
      <text:p text:style-name="P5">END OF TES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Vol6.2 FAV Data Entry Form</text:title> <text:user-defined style:data-style-name="N0" text:name="Version">Ver 1.0.0</text:user-defined> <text:s text:c="47"/>Page <text:page-number text:select-page="current">14</text:page-number> of <text:page-count>19</text:page-count> <text:s text:c="70"/><text:modification-date style:data-style-name="N75">20 Jun 2013</text:modification-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Vol6.2 FAV Data Entry Form</text:title> <text:user-defined style:data-style-name="N0" text:name="Version">Ver 1.0.0</text:user-defined> <text:s text:c="47"/>Page <text:page-number text:select-page="current">15</text:page-number> of <text:page-count>19</text:page-count> <text:s text:c="69"/><text:modification-date style:data-style-name="N75">20 Jun 2013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ol6.2 FAV Data Entry Form</dc:title>
    <meta:initial-creator>Hew Lines</meta:initial-creator>
    <meta:creation-date>2008-12-11T08:27:04</meta:creation-date>
    <dc:date>2013-06-20T10:40:50.10</dc:date>
    <meta:printed-by>Hew Lines</meta:printed-by>
    <meta:print-date>2009-10-11T14:45:05.95</meta:print-date>
    <meta:editing-cycles>113</meta:editing-cycles>
    <meta:editing-duration>PT12H10M12S</meta:editing-duration>
    <meta:document-statistic meta:table-count="0" meta:image-count="0" meta:object-count="0" meta:page-count="19" meta:paragraph-count="346" meta:word-count="3119" meta:character-count="19422"/>
    <meta:user-defined meta:name="Info 1"/>
    <meta:user-defined meta:name="Info 3"/>
    <meta:user-defined meta:name="Info 4"/>
    <meta:user-defined meta:name="Version">Ver 1.0.0</meta:user-defined>
  </office:meta>
</office:document-meta>
</file>